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997cm" fo:margin-left="-0.942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7.117cm"/>
    </style:style>
    <style:style style:name="Table1.C" style:family="table-column">
      <style:table-column-properties style:column-width="6.985cm"/>
    </style:style>
    <style:style style:name="Table1.D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7cm" fo:margin-left="-0.97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7.091cm"/>
    </style:style>
    <style:style style:name="Table2.C" style:family="table-column">
      <style:table-column-properties style:column-width="7.408cm"/>
    </style:style>
    <style:style style:name="Table2.D" style:family="table-column">
      <style:table-column-properties style:column-width="1.9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997cm" fo:margin-left="-0.944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7.011cm"/>
    </style:style>
    <style:style style:name="Table3.C" style:family="table-column">
      <style:table-column-properties style:column-width="7.488cm"/>
    </style:style>
    <style:style style:name="Table3.D" style:family="table-column">
      <style:table-column-properties style:column-width="1.90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45810" officeooo:paragraph-rsid="00145810" style:font-weight-asian="bold" style:font-weight-complex="bold"/>
    </style:style>
    <style:style style:name="P2" style:family="paragraph" style:parent-style-name="Preformatted_20_Text">
      <style:text-properties fo:font-size="12pt" fo:font-weight="bold" officeooo:rsid="0016272f" officeooo:paragraph-rsid="0016272f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9b65f" officeooo:paragraph-rsid="0019b65f" style:font-size-asian="10.5pt" style:font-weight-asian="bold" style:font-size-complex="12pt" style:font-weight-complex="bold"/>
    </style:style>
    <style:style style:name="P4" style:family="paragraph" style:parent-style-name="Table_20_Contents">
      <style:text-properties style:font-name="Liberation Mono" fo:font-size="10pt" officeooo:rsid="000efafd" officeooo:paragraph-rsid="000efafd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544a" officeooo:paragraph-rsid="0010544a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415ad" officeooo:paragraph-rsid="001415ad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415ad" officeooo:paragraph-rsid="001418e9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415ad" officeooo:paragraph-rsid="0019b65f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418e9" officeooo:paragraph-rsid="001418e9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418e9" officeooo:paragraph-rsid="0019b65f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45810" officeooo:paragraph-rsid="0019b65f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66779" officeooo:paragraph-rsid="00166779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66779" officeooo:paragraph-rsid="0017a265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66779" officeooo:paragraph-rsid="0018fdd5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7a265" officeooo:paragraph-rsid="0017a265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8fdd5" officeooo:paragraph-rsid="0018fdd5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8fdd5" officeooo:paragraph-rsid="0019b65f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9b65f" officeooo:paragraph-rsid="0019b65f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9b65f" officeooo:paragraph-rsid="001b9604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9b65f" officeooo:paragraph-rsid="001c1cb3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b9604" officeooo:paragraph-rsid="001b9604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b9604" officeooo:paragraph-rsid="001c1cb3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c1cb3" officeooo:paragraph-rsid="001c1cb3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efafd" officeooo:paragraph-rsid="000efafd" style:font-name-asian="Nimbus Mono L" style:font-size-asian="8.75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0544a" officeooo:paragraph-rsid="0010544a" style:font-name-asian="Nimbus Mono L" style:font-size-asian="8.75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415ad" officeooo:paragraph-rsid="001415ad" style:font-name-asian="Nimbus Mono L" style:font-size-asian="8.75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16272f" officeooo:paragraph-rsid="0016272f" style:font-name-asian="Nimbus Mono L" style:font-size-asian="8.75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6272f" officeooo:paragraph-rsid="00166779" style:font-name-asian="Nimbus Mono L" style:font-size-asian="8.75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6272f" officeooo:paragraph-rsid="0017a265" style:font-name-asian="Nimbus Mono L" style:font-size-asian="8.75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6272f" officeooo:paragraph-rsid="0018fdd5" style:font-name-asian="Nimbus Mono L" style:font-size-asian="8.75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66779" officeooo:paragraph-rsid="00166779" style:font-name-asian="Nimbus Mono L" style:font-size-asian="8.75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66779" officeooo:paragraph-rsid="0017a265" style:font-name-asian="Nimbus Mono L" style:font-size-asian="8.75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66779" officeooo:paragraph-rsid="0018fdd5" style:font-name-asian="Nimbus Mono L" style:font-size-asian="8.75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7a265" officeooo:paragraph-rsid="0017a265" style:font-name-asian="Nimbus Mono L" style:font-size-asian="8.75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7a265" officeooo:paragraph-rsid="0018fdd5" style:font-name-asian="Nimbus Mono L" style:font-size-asian="8.75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8fdd5" officeooo:paragraph-rsid="0018fdd5" style:font-name-asian="Nimbus Mono L" style:font-size-asian="8.75pt" style:font-name-complex="Liberation Mono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ec224" officeooo:paragraph-rsid="000ec224" style:font-name-asian="Nimbus Mono L" style:font-size-asian="10.5pt" style:font-weight-asian="bold" style:font-name-complex="Liberation Mono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ec224" officeooo:paragraph-rsid="0019b65f" style:font-name-asian="Nimbus Mono L" style:font-size-asian="10.5pt" style:font-weight-asian="bold" style:font-name-complex="Liberation Mono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ec224" officeooo:paragraph-rsid="000ec224" style:font-name-asian="Nimbus Mono L" style:font-size-asian="12pt" style:font-weight-asian="bold" style:font-name-complex="Liberation Mono" style:font-size-complex="12pt" style:font-weight-complex="bold"/>
    </style:style>
    <style:style style:name="T1" style:family="text">
      <style:text-properties officeooo:rsid="001415ad"/>
    </style:style>
    <style:style style:name="T2" style:family="text">
      <style:text-properties officeooo:rsid="001418e9"/>
    </style:style>
    <style:style style:name="T3" style:family="text">
      <style:text-properties officeooo:rsid="00145810"/>
    </style:style>
    <style:style style:name="T4" style:family="text">
      <style:text-properties officeooo:rsid="00166779"/>
    </style:style>
    <style:style style:name="T5" style:family="text">
      <style:text-properties officeooo:rsid="0017a265"/>
    </style:style>
    <style:style style:name="T6" style:family="text">
      <style:text-properties officeooo:rsid="0018fdd5"/>
    </style:style>
    <style:style style:name="T7" style:family="text">
      <style:text-properties officeooo:rsid="0019b65f"/>
    </style:style>
    <style:style style:name="T8" style:family="text">
      <style:text-properties style:font-size-asian="12pt"/>
    </style:style>
    <style:style style:name="T9" style:family="text">
      <style:text-properties officeooo:rsid="0016272f" style:font-size-asian="12pt"/>
    </style:style>
    <style:style style:name="T10" style:family="text">
      <style:text-properties officeooo:rsid="001b9604"/>
    </style:style>
    <style:style style:name="T11" style:family="text">
      <style:text-properties officeooo:rsid="001c1cb3"/>
    </style:style>
    <style:style style:name="T12" style:family="text">
      <style:text-properties officeooo:rsid="001e240c"/>
    </style:style>
    <style:style style:name="T13" style:family="text">
      <style:text-properties officeooo:rsid="001f41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st case for First name and Last nam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Iteration</text:p>
          </table:table-cell>
          <table:table-cell table:style-name="Table1.A1" office:value-type="string">
            <text:p text:style-name="P37">Test_Cases</text:p>
          </table:table-cell>
          <table:table-cell table:style-name="Table1.A1" office:value-type="string">
            <text:p text:style-name="P37">Function</text:p>
          </table:table-cell>
          <table:table-cell table:style-name="Table1.D1" office:value-type="string">
            <text:p text:style-name="P39">Status</text:p>
          </table:table-cell>
        </table:table-row>
        <table:table-row>
          <table:table-cell table:style-name="Table1.A2" office:value-type="string">
            <text:p text:style-name="P25">1.</text:p>
          </table:table-cell>
          <table:table-cell table:style-name="Table1.A2" office:value-type="string">
            <text:p text:style-name="P5">Signup signup;</text:p>
            <text:p text:style-name="P5">output=signup.fullname(firstname,lastname)</text:p>
          </table:table-cell>
          <table:table-cell table:style-name="Table1.A2" office:value-type="string">
            <text:p text:style-name="P5">{</text:p>
            <text:p text:style-name="P5"/>
            <text:p text:style-name="P5">}</text:p>
          </table:table-cell>
          <table:table-cell table:style-name="Table1.D2" office:value-type="string">
            <text:p text:style-name="P5">fail</text:p>
          </table:table-cell>
        </table:table-row>
        <table:table-row>
          <table:table-cell table:style-name="Table1.A2" office:value-type="string">
            <text:p text:style-name="P25">2.</text:p>
          </table:table-cell>
          <table:table-cell table:style-name="Table1.A2" office:value-type="string">
            <text:p text:style-name="P5">Signup signup;</text:p>
            <text:p text:style-name="P5">output=signup.fullname(firstname,lastname)</text:p>
          </table:table-cell>
          <table:table-cell table:style-name="Table1.A2" office:value-type="string">
            <text:p text:style-name="P5">fullname(firstname,lastname)</text:p>
            <text:p text:style-name="P5">{</text:p>
            <text:p text:style-name="P5">}</text:p>
          </table:table-cell>
          <table:table-cell table:style-name="Table1.D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25">3.</text:p>
          </table:table-cell>
          <table:table-cell table:style-name="Table1.A2" office:value-type="string">
            <text:p text:style-name="P6">Test firstname and last last name should not null.</text:p>
            <text:p text:style-name="P6"><text:s/></text:p>
            <text:p text:style-name="P6">Validate.fullname(“ ”,” ”).</text:p>
          </table:table-cell>
          <table:table-cell table:style-name="Table1.A2" office:value-type="string">
            <text:p text:style-name="P6">if(firstname is null &amp; lastname is null)</text:p>
            <text:p text:style-name="P6">then alert(“enter names”);</text:p>
          </table:table-cell>
          <table:table-cell table:style-name="Table1.D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26">4.</text:p>
          </table:table-cell>
          <table:table-cell table:style-name="Table1.A2" office:value-type="string">
            <text:p text:style-name="P6">Test firstname and last last name should not null.</text:p>
            <text:p text:style-name="P6"><text:s/></text:p>
            <text:p text:style-name="P6">Validate.fullname(“”,”jpshi ”).</text:p>
          </table:table-cell>
          <table:table-cell table:style-name="Table1.A2" office:value-type="string">
            <text:p text:style-name="P6">if(firstname is null &amp; lastname is null)</text:p>
            <text:p text:style-name="P6">then alert(“enter names”);</text:p>
            <text:p text:style-name="P6"/>
            <text:p text:style-name="P6">else alert(“Accepted”);</text:p>
          </table:table-cell>
          <table:table-cell table:style-name="Table1.D2" office:value-type="string">
            <text:p text:style-name="P6">pass</text:p>
          </table:table-cell>
        </table:table-row>
        <table:table-row>
          <table:table-cell table:style-name="Table1.A2" office:value-type="string">
            <text:p text:style-name="P24"><text:span text:style-name="T1">5</text:span>.</text:p>
          </table:table-cell>
          <table:table-cell table:style-name="Table1.A2" office:value-type="string">
            <text:p text:style-name="P7">Test firstname <text:span text:style-name="T2">or</text:span> last last name should not null.</text:p>
            <text:p text:style-name="P7"><text:s/></text:p>
            <text:p text:style-name="P7">Validate.fullname(“ ”,”jpshi”).</text:p>
          </table:table-cell>
          <table:table-cell table:style-name="Table1.A2" office:value-type="string">
            <text:p text:style-name="P6">if(firstname is null <text:span text:style-name="T2">||</text:span>lastname is null)</text:p>
            <text:p text:style-name="P6">then alert(“<text:span text:style-name="T2">both names are</text:span> <text:span text:style-name="T2">mandatory</text:span>”);</text:p>
            <text:p text:style-name="P6"/>
            <text:p text:style-name="P6"/>
            <text:p text:style-name="P6">else alert(“Accepted”);</text:p>
          </table:table-cell>
          <table:table-cell table:style-name="Table1.D2" office:value-type="string">
            <text:p text:style-name="P4">fail</text:p>
          </table:table-cell>
        </table:table-row>
        <table:table-row>
          <table:table-cell table:style-name="Table1.A2" office:value-type="string">
            <text:p text:style-name="P4"><text:span text:style-name="T1">6</text:span>.</text:p>
          </table:table-cell>
          <table:table-cell table:style-name="Table1.A2" office:value-type="string">
            <text:p text:style-name="P7">Test name should not contain number.</text:p>
            <text:p text:style-name="P7"/>
            <text:p text:style-name="P7">Validate.fullname(“kailas07”,”joshi”).</text:p>
          </table:table-cell>
          <table:table-cell table:style-name="Table1.A2" office:value-type="string">
            <text:p text:style-name="P7">if(firstname is null &amp; lastname is null)</text:p>
            <text:p text:style-name="P7">then alert(“enter names”);</text:p>
            <text:p text:style-name="P7"/>
            <text:p text:style-name="P7">elseif(Name contains number)</text:p>
            <text:p text:style-name="P7">then alert(“name not contain number”);</text:p>
            <text:p text:style-name="P7"/>
            <text:p text:style-name="P7">else alert(“Accepted”);</text:p>
          </table:table-cell>
          <table:table-cell table:style-name="Table1.D2" office:value-type="string">
            <text:p text:style-name="P4">fail</text:p>
          </table:table-cell>
        </table:table-row>
        <table:table-row>
          <table:table-cell table:style-name="Table1.A2" office:value-type="string">
            <text:p text:style-name="P9">7.</text:p>
          </table:table-cell>
          <table:table-cell table:style-name="Table1.A2" office:value-type="string">
            <text:p text:style-name="P7">Test name should not contain number.</text:p>
            <text:p text:style-name="P7"/>
            <text:p text:style-name="P7">Validate.fullname(“kailas<text:span text:style-name="T2">#@</text:span>”,”joshi”).</text:p>
          </table:table-cell>
          <table:table-cell table:style-name="Table1.A2" office:value-type="string">
            <text:p text:style-name="P7">if(firstname is null &amp; lastname is null)</text:p>
            <text:p text:style-name="P7">then alert(“enter names”);</text:p>
            <text:p text:style-name="P7"/>
            <text:p text:style-name="P7">elseif(Name contains number)</text:p>
            <text:p text:style-name="P7">then alert(“name not contain number”);</text:p>
            <text:p text:style-name="P7"/>
            <text:p text:style-name="P7">else alert(“Accepted”);</text:p>
          </table:table-cell>
          <table:table-cell table:style-name="Table1.D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4"><text:span text:style-name="T2">8</text:span>.</text:p>
          </table:table-cell>
          <table:table-cell table:style-name="Table1.A2" office:value-type="string">
            <text:p text:style-name="P7">Test name should not contain <text:span text:style-name="T3">special character</text:span>.</text:p>
            <text:p text:style-name="P7"/>
            <text:p text:style-name="P7">Validate.fullname(“kailas<text:span text:style-name="T2">#@</text:span>”,”joshi”).</text:p>
          </table:table-cell>
          <table:table-cell table:style-name="Table1.A2" office:value-type="string">
            <text:p text:style-name="P7">if(firstname is null &amp; lastname is null)</text:p>
            <text:p text:style-name="P7">then alert(“enter names”);</text:p>
            <text:p text:style-name="P7"/>
            <text:p text:style-name="P7">elseif(Name contains number)</text:p>
            <text:p text:style-name="P7">then alert(“name not contain number”);</text:p>
            <text:p text:style-name="P7"/>
            <text:p text:style-name="P9">elseif(name contains special character) thebn</text:p>
            <text:p text:style-name="P9">alert(“name not conatin special character”);</text:p>
            <text:p text:style-name="P7"/>
            <text:p text:style-name="P7">else alert(“Accepted”);</text:p>
          </table:table-cell>
          <table:table-cell table:style-name="Table1.D2" office:value-type="string">
            <text:p text:style-name="P4">fail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18">9.</text:p>
          </table:table-cell>
          <table:table-cell table:style-name="Table1.A2" office:value-type="string">
            <text:p text:style-name="P11"><text:s/><text:span text:style-name="T1">Test name should not contain </text:span>special character<text:span text:style-name="T1">.</text:span></text:p>
            <text:p text:style-name="P8"/>
            <text:p text:style-name="P8">Validate.fullname(“kailas”,”joshi”).</text:p>
          </table:table-cell>
          <table:table-cell table:style-name="Table1.A2" office:value-type="string">
            <text:p text:style-name="P8">if(firstname is null &amp; lastname is null)</text:p>
            <text:p text:style-name="P8">then alert(“enter names”);</text:p>
            <text:p text:style-name="P8"/>
            <text:p text:style-name="P8">elseif(Name contains number)</text:p>
            <text:p text:style-name="P8">then alert(“name not contain number”);</text:p>
            <text:p text:style-name="P8"/>
            <text:p text:style-name="P10">elseif(name contains special character) thebn</text:p>
            <text:p text:style-name="P10">alert(“name not conatin special character”);</text:p>
            <text:p text:style-name="P8"/>
            <text:p text:style-name="P8">else alert(“Accepted”);</text:p>
          </table:table-cell>
          <table:table-cell table:style-name="Table1.D2" office:value-type="string">
            <text:p text:style-name="P18">pass</text:p>
          </table:table-cell>
        </table:table-row>
      </table:table>
      <text:p text:style-name="Preformatted_20_Text"/>
      <text:p text:style-name="Preformatted_20_Text"/>
      <text:p text:style-name="P2">2. Test cases for email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7">Iteration</text:p>
          </table:table-cell>
          <table:table-cell table:style-name="Table2.A1" office:value-type="string">
            <text:p text:style-name="P37">Test_Cases</text:p>
          </table:table-cell>
          <table:table-cell table:style-name="Table2.A1" office:value-type="string">
            <text:p text:style-name="P37">Function</text:p>
          </table:table-cell>
          <table:table-cell table:style-name="Table2.D1" office:value-type="string">
            <text:p text:style-name="P39">Status</text:p>
          </table:table-cell>
        </table:table-row>
        <table:table-row>
          <table:table-cell table:style-name="Table2.A2" office:value-type="string">
            <text:p text:style-name="P27">1.</text:p>
          </table:table-cell>
          <table:table-cell table:style-name="Table2.A2" office:value-type="string">
            <text:p text:style-name="P27">Test Email must conatain @.</text:p>
            <text:p text:style-name="P27"/>
            <text:p text:style-name="P27">validate.email(“joshikailas”);</text:p>
          </table:table-cell>
          <table:table-cell table:style-name="Table2.A2" office:value-type="string">
            <text:p text:style-name="P27">if(email not cont<text:span text:style-name="T13">a</text:span>in<text:span text:style-name="T13">s</text:span> @)</text:p>
            <text:p text:style-name="P27">then alert(“ @ required in mail”);</text:p>
            <text:p text:style-name="P27"/>
            <text:p text:style-name="P27">else alert(“Accepted”);</text:p>
          </table:table-cell>
          <table:table-cell table:style-name="Table2.D2" office:value-type="string">
            <text:p text:style-name="P27">Fail</text:p>
          </table:table-cell>
        </table:table-row>
        <table:table-row>
          <table:table-cell table:style-name="Table2.A2" office:value-type="string">
            <text:p text:style-name="P27">2.</text:p>
          </table:table-cell>
          <table:table-cell table:style-name="Table2.A2" office:value-type="string">
            <text:p text:style-name="P28">Test Email must conatain @.</text:p>
            <text:p text:style-name="P28"/>
            <text:p text:style-name="P28">validate.email(“joshikailas<text:span text:style-name="T5">6@</text:span>”);</text:p>
          </table:table-cell>
          <table:table-cell table:style-name="Table2.A2" office:value-type="string">
            <text:p text:style-name="P28">if(email not cont<text:span text:style-name="T13">a</text:span>in<text:span text:style-name="T13">s</text:span> @)</text:p>
            <text:p text:style-name="P28">then alert(“ @ required in mail”);</text:p>
            <text:p text:style-name="P28"/>
            <text:p text:style-name="P28">else alert(“Accepted”);</text:p>
          </table:table-cell>
          <table:table-cell table:style-name="Table2.D2" office:value-type="string">
            <text:p text:style-name="P31">pass</text:p>
          </table:table-cell>
        </table:table-row>
        <table:table-row>
          <table:table-cell table:style-name="Table2.A2" office:value-type="string">
            <text:p text:style-name="P12">3.</text:p>
          </table:table-cell>
          <table:table-cell table:style-name="Table2.A2" office:value-type="string">
            <text:p text:style-name="P12">Test Email may not contain @ at start.</text:p>
            <text:p text:style-name="P12"/>
            <text:p text:style-name="P28">validate.email(“<text:span text:style-name="T4">@</text:span>joshikailas”);</text:p>
          </table:table-cell>
          <table:table-cell table:style-name="Table2.A2" office:value-type="string">
            <text:p text:style-name="P28">if(email not cont<text:span text:style-name="T13">a</text:span>in<text:span text:style-name="T13">s</text:span> @)</text:p>
            <text:p text:style-name="P28">then alert(“ @ required in mail”);</text:p>
            <text:p text:style-name="P28"/>
            <text:p text:style-name="P31">else if(@ <text:span text:style-name="T5">is at start</text:span>);</text:p>
            <text:p text:style-name="P34">then alert(“mail should not started with @ “);</text:p>
            <text:p text:style-name="P28"/>
            <text:p text:style-name="P28">else alert(“Accepted”);</text:p>
          </table:table-cell>
          <table:table-cell table:style-name="Table2.D2" office:value-type="string">
            <text:p text:style-name="P12">fail</text:p>
          </table:table-cell>
        </table:table-row>
        <table:table-row>
          <table:table-cell table:style-name="Table2.A2" office:value-type="string">
            <text:p text:style-name="P12">4.</text:p>
          </table:table-cell>
          <table:table-cell table:style-name="Table2.A2" office:value-type="string">
            <text:p text:style-name="P12">Test Email should not start with <text:s/>number.</text:p>
            <text:p text:style-name="P12"/>
            <text:p text:style-name="P28">validate.email(“<text:span text:style-name="T5">3</text:span>joshikailas<text:span text:style-name="T5">@</text:span>”);</text:p>
          </table:table-cell>
          <table:table-cell table:style-name="Table2.A2" office:value-type="string">
            <text:p text:style-name="P29">if(email not cont<text:span text:style-name="T13">a</text:span>in<text:span text:style-name="T13">s</text:span> @)</text:p>
            <text:p text:style-name="P29">then alert(“ @ required in mail”);</text:p>
            <text:p text:style-name="P29"/>
            <text:p text:style-name="P32">else if(@ <text:span text:style-name="T5">is at start</text:span>);</text:p>
            <text:p text:style-name="P34">then alert(“mail should not started with @ “);</text:p>
            <text:p text:style-name="P32"/>
            <text:p text:style-name="P34">else if(number is at start);</text:p>
            <text:p text:style-name="P34">then alert(“mail should not started with number“);</text:p>
            <text:p text:style-name="P29"/>
            <text:p text:style-name="P29">else alert(“Accepted”);</text:p>
          </table:table-cell>
          <table:table-cell table:style-name="Table2.D2" office:value-type="string">
            <text:p text:style-name="P15">fail</text:p>
          </table:table-cell>
        </table:table-row>
        <table:table-row>
          <table:table-cell table:style-name="Table2.A2" office:value-type="string">
            <text:p text:style-name="P15">5.</text:p>
          </table:table-cell>
          <table:table-cell table:style-name="Table2.A2" office:value-type="string">
            <text:p text:style-name="P13">Test Email should not start with <text:s/>number.</text:p>
            <text:p text:style-name="P13"/>
            <text:p text:style-name="P29">validate.email(“joshikailas<text:span text:style-name="T5">45@</text:span>”);</text:p>
          </table:table-cell>
          <table:table-cell table:style-name="Table2.A2" office:value-type="string">
            <text:p text:style-name="P29">if(email not cont<text:span text:style-name="T13">a</text:span>in<text:span text:style-name="T13">s</text:span> @)</text:p>
            <text:p text:style-name="P29">then alert(“ @ required in mail”);</text:p>
            <text:p text:style-name="P29"/>
            <text:p text:style-name="P32">else if(@ <text:span text:style-name="T5">is at start</text:span>);</text:p>
            <text:p text:style-name="P34">then alert(“mail should not started with @ “);</text:p>
            <text:p text:style-name="P32"/>
            <text:p text:style-name="P34">else if(number is at start);</text:p>
            <text:p text:style-name="P34">then alert(“mail should not started with number“);</text:p>
            <text:p text:style-name="P29"/>
            <text:p text:style-name="P29">else alert(“Accepted”);</text:p>
          </table:table-cell>
          <table:table-cell table:style-name="Table2.D2" office:value-type="string">
            <text:p text:style-name="P15">pass</text:p>
          </table:table-cell>
        </table:table-row>
        <text:soft-page-break/>
        <table:table-row>
          <table:table-cell table:style-name="Table2.A2" office:value-type="string">
            <text:p text:style-name="P15">6.</text:p>
          </table:table-cell>
          <table:table-cell table:style-name="Table2.A2" office:value-type="string">
            <text:p text:style-name="P14">Test Email <text:span text:style-name="T6">must contain dot(.)</text:span></text:p>
            <text:p text:style-name="P14"/>
            <text:p text:style-name="P30">validate.email(“joshikailas<text:span text:style-name="T5">45@</text:span>”)</text:p>
          </table:table-cell>
          <table:table-cell table:style-name="Table2.A2" office:value-type="string">
            <text:p text:style-name="P30">if(email not cont<text:span text:style-name="T13">a</text:span>in<text:span text:style-name="T13">s</text:span> @)</text:p>
            <text:p text:style-name="P30">then alert(“ @ required in mail”);</text:p>
            <text:p text:style-name="P30"/>
            <text:p text:style-name="P33">else if(@ <text:span text:style-name="T5">is at start</text:span>);</text:p>
            <text:p text:style-name="P35">then alert(“mail should not started with @ “);</text:p>
            <text:p text:style-name="P35"/>
            <text:p text:style-name="P36">else if(dot (.) is not present)</text:p>
            <text:p text:style-name="P36">then alert(“dot(.) must be persent in mail.);</text:p>
            <text:p text:style-name="P33"/>
            <text:p text:style-name="P35">else if(number is at start);</text:p>
            <text:p text:style-name="P35">then alert(“mail should not started with number“);</text:p>
            <text:p text:style-name="P30">else alert(“Accepted”);</text:p>
          </table:table-cell>
          <table:table-cell table:style-name="Table2.D2" office:value-type="string">
            <text:p text:style-name="P16">fail</text:p>
          </table:table-cell>
        </table:table-row>
        <table:table-row>
          <table:table-cell table:style-name="Table2.A2" office:value-type="string">
            <text:p text:style-name="P16">7.</text:p>
          </table:table-cell>
          <table:table-cell table:style-name="Table2.A2" office:value-type="string">
            <text:p text:style-name="P16">Test Email must contain top level domain i.e (.com)</text:p>
            <text:p text:style-name="P16"/>
            <text:p text:style-name="P16">validate.email(“joshikaila1@.”);</text:p>
          </table:table-cell>
          <table:table-cell table:style-name="Table2.A2" office:value-type="string">
            <text:p text:style-name="P30">if(email not cont<text:span text:style-name="T13">a</text:span>in<text:span text:style-name="T13">s</text:span> @)</text:p>
            <text:p text:style-name="P30">then alert(“ @ required in mail”);</text:p>
            <text:p text:style-name="P30"/>
            <text:p text:style-name="P33">else if(@ <text:span text:style-name="T5">is at start</text:span>);</text:p>
            <text:p text:style-name="P35">then alert(“mail should not started with @ “);</text:p>
            <text:p text:style-name="P35"/>
            <text:p text:style-name="P36">else if(dot (.) is not present)</text:p>
            <text:p text:style-name="P36">then alert(“dot(.) must be persent in mail.);</text:p>
            <text:p text:style-name="P36"/>
            <text:p text:style-name="P36">else if((.com) is not present)</text:p>
            <text:p text:style-name="P36">then alert(“(.com) must be present);</text:p>
            <text:p text:style-name="P33"/>
            <text:p text:style-name="P35">else if(number is at start);</text:p>
            <text:p text:style-name="P35">then alert(“mail should not started with number“);</text:p>
            <text:p text:style-name="P35"/>
            <text:p text:style-name="P30">else alert(“Accepted”);</text:p>
          </table:table-cell>
          <table:table-cell table:style-name="Table2.D2" office:value-type="string">
            <text:p text:style-name="P16">fail</text:p>
          </table:table-cell>
        </table:table-row>
        <table:table-row>
          <table:table-cell table:style-name="Table2.A2" office:value-type="string">
            <text:p text:style-name="P16">8.</text:p>
          </table:table-cell>
          <table:table-cell table:style-name="Table2.A2" office:value-type="string">
            <text:p text:style-name="P17">Test Email must contain top level domain i.e (.com)</text:p>
            <text:p text:style-name="P17"/>
            <text:p text:style-name="P17">validate.email(“joshikaila<text:span text:style-name="T7">7294</text:span>@<text:span text:style-name="T7">gmail</text:span>.<text:span text:style-name="T7">com</text:span>”);</text:p>
          </table:table-cell>
          <table:table-cell table:style-name="Table2.A2" office:value-type="string">
            <text:p text:style-name="P30">if(email not cont<text:span text:style-name="T13">a</text:span>in<text:span text:style-name="T13">s</text:span> @)</text:p>
            <text:p text:style-name="P30">then alert(“ @ required in mail”);</text:p>
            <text:p text:style-name="P30"/>
            <text:p text:style-name="P33">else if(@ <text:span text:style-name="T5">is at start</text:span>);</text:p>
            <text:p text:style-name="P35">then alert(“mail should not started with @ “);</text:p>
            <text:p text:style-name="P35"/>
            <text:p text:style-name="P36">else if(dot (.) is not present)</text:p>
            <text:p text:style-name="P36">then alert(“dot(.) must be persent in mail.);</text:p>
            <text:p text:style-name="P36"/>
            <text:p text:style-name="P36">else if((.com) is not present)</text:p>
            <text:p text:style-name="P36">then alert(“(.com) must be present);</text:p>
            <text:p text:style-name="P33"/>
            <text:p text:style-name="P35">else if(number is at start);</text:p>
            <text:p text:style-name="P35">then alert(“mail should not started with number“);</text:p>
            <text:p text:style-name="P35"/>
            <text:p text:style-name="P30">else alert(“Accepted”);</text:p>
          </table:table-cell>
          <table:table-cell table:style-name="Table2.D2" office:value-type="string">
            <text:p text:style-name="P18">pas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/>
      <text:p text:style-name="P3">3. <text:span text:style-name="T9">Test cases for </text:span><text:span text:style-name="T8">Password</text:span><text:span text:style-name="T9">.</text:span></text:p>
      <text:p text:style-name="P3"><text:span text:style-name="T9"/></text:p>
      <text:p text:style-name="P3"><text:span text:style-name="T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Iteration</text:p>
          </table:table-cell>
          <table:table-cell table:style-name="Table3.A1" office:value-type="string">
            <text:p text:style-name="P37">Test_Cases</text:p>
          </table:table-cell>
          <table:table-cell table:style-name="Table3.A1" office:value-type="string">
            <text:p text:style-name="P37">Function</text:p>
          </table:table-cell>
          <table:table-cell table:style-name="Table3.D1" office:value-type="string">
            <text:p text:style-name="P39">Status</text:p>
          </table:table-cell>
        </table:table-row>
        <table:table-row>
          <table:table-cell table:style-name="Table3.A2" office:value-type="string">
            <text:p text:style-name="P18">1.</text:p>
          </table:table-cell>
          <table:table-cell table:style-name="Table3.A2" office:value-type="string">
            <text:p text:style-name="P18">Test password should not be null</text:p>
            <text:p text:style-name="P18"/>
            <text:p text:style-name="P18">validate.password(“ “);</text:p>
          </table:table-cell>
          <table:table-cell table:style-name="Table3.A2" office:value-type="string">
            <text:p text:style-name="P18">if(password is null)</text:p>
            <text:p text:style-name="P18">then alert(“password must cont<text:span text:style-name="T13">a</text:span>in<text:span text:style-name="T13">s</text:span> value”);</text:p>
            <text:p text:style-name="P18"/>
          </table:table-cell>
          <table:table-cell table:style-name="Table3.D2" office:value-type="string">
            <text:p text:style-name="P18">fail</text:p>
          </table:table-cell>
        </table:table-row>
        <table:table-row>
          <table:table-cell table:style-name="Table3.A2" office:value-type="string">
            <text:p text:style-name="P18">2.</text:p>
          </table:table-cell>
          <table:table-cell table:style-name="Table3.A2" office:value-type="string">
            <text:p text:style-name="P18">Test password should not be null</text:p>
            <text:p text:style-name="P18"/>
            <text:p text:style-name="P18">validate.password(“kailas“);</text:p>
          </table:table-cell>
          <table:table-cell table:style-name="Table3.A2" office:value-type="string">
            <text:p text:style-name="P18">if(password is null)</text:p>
            <text:p text:style-name="P18">then alert(“password must cont<text:span text:style-name="T13">a</text:span>in<text:span text:style-name="T13">s</text:span> value”);</text:p>
            <text:p text:style-name="P18"/>
            <text:p text:style-name="P18">else alert(“Accepted”);</text:p>
            <text:p text:style-name="P18"/>
          </table:table-cell>
          <table:table-cell table:style-name="Table3.D2" office:value-type="string">
            <text:p text:style-name="P18">pass</text:p>
          </table:table-cell>
        </table:table-row>
        <table:table-row>
          <table:table-cell table:style-name="Table3.A2" office:value-type="string">
            <text:p text:style-name="P18">3.</text:p>
          </table:table-cell>
          <table:table-cell table:style-name="Table3.A2" office:value-type="string">
            <text:p text:style-name="P18">Test password <text:span text:style-name="T10">must contain 8 character</text:span></text:p>
            <text:p text:style-name="P18"/>
            <text:p text:style-name="P21">validate.password(“kailas”);</text:p>
          </table:table-cell>
          <table:table-cell table:style-name="Table3.A2" office:value-type="string">
            <text:p text:style-name="P19">if(password is null)</text:p>
            <text:p text:style-name="P19">then alert(“password must cont<text:span text:style-name="T13">a</text:span>in<text:span text:style-name="T13">s</text:span> value”);</text:p>
            <text:p text:style-name="P19"/>
            <text:p text:style-name="P21">else if(password length is small than 8)</text:p>
            <text:p text:style-name="P21">then alert(“password must cont<text:span text:style-name="T12">a</text:span>in<text:span text:style-name="T13">s</text:span> 8 character”);</text:p>
            <text:p text:style-name="P19"/>
            <text:p text:style-name="P19">else alert(“Accepted”);</text:p>
            <text:p text:style-name="P19"/>
          </table:table-cell>
          <table:table-cell table:style-name="Table3.D2" office:value-type="string">
            <text:p text:style-name="P21">fail</text:p>
          </table:table-cell>
        </table:table-row>
        <table:table-row>
          <table:table-cell table:style-name="Table3.A2" office:value-type="string">
            <text:p text:style-name="P21">4.</text:p>
          </table:table-cell>
          <table:table-cell table:style-name="Table3.A2" office:value-type="string">
            <text:p text:style-name="P21">Test password must cont<text:span text:style-name="T11">a</text:span>in number</text:p>
            <text:p text:style-name="P21"/>
            <text:p text:style-name="P21">validate.password(“kailasjos”);</text:p>
          </table:table-cell>
          <table:table-cell table:style-name="Table3.A2" office:value-type="string">
            <text:p text:style-name="P19">if(password is null)</text:p>
            <text:p text:style-name="P19">then alert(“password must cont<text:span text:style-name="T12">a</text:span>in<text:span text:style-name="T13">s</text:span> value”);</text:p>
            <text:p text:style-name="P19"/>
            <text:p text:style-name="P21">else if(password length is small than 8)</text:p>
            <text:p text:style-name="P21">then alert(“password must cont<text:span text:style-name="T12">a</text:span>in<text:span text:style-name="T13">s</text:span> 8 character”);</text:p>
            <text:p text:style-name="P21"/>
            <text:p text:style-name="P21">else if(password not contain number)</text:p>
            <text:p text:style-name="P21">then alert(“password must cont<text:span text:style-name="T12">a</text:span>in<text:span text:style-name="T13">s</text:span> number”);</text:p>
            <text:p text:style-name="P19"/>
            <text:p text:style-name="P19">else alert(“Accepted”);</text:p>
            <text:p text:style-name="P19"/>
          </table:table-cell>
          <table:table-cell table:style-name="Table3.D2" office:value-type="string">
            <text:p text:style-name="P21">fail</text:p>
          </table:table-cell>
        </table:table-row>
        <table:table-row>
          <table:table-cell table:style-name="Table3.A2" office:value-type="string">
            <text:p text:style-name="P21">5.</text:p>
          </table:table-cell>
          <table:table-cell table:style-name="Table3.A2" office:value-type="string">
            <text:p text:style-name="P21">Test password must <text:span text:style-name="T11">contain </text:span>number</text:p>
            <text:p text:style-name="P21"/>
            <text:p text:style-name="P21">validate.password(“kailasjo<text:span text:style-name="T11">65</text:span>”);</text:p>
          </table:table-cell>
          <table:table-cell table:style-name="Table3.A2" office:value-type="string">
            <text:p text:style-name="P19">if(password is null)</text:p>
            <text:p text:style-name="P19">then alert(“password must cont<text:span text:style-name="T12">a</text:span>in<text:span text:style-name="T13">s</text:span> value”);</text:p>
            <text:p text:style-name="P19"/>
            <text:p text:style-name="P21">else if(password length is small than 8)</text:p>
            <text:p text:style-name="P21">then alert(“password must cont<text:span text:style-name="T12">a</text:span>in<text:span text:style-name="T13">s</text:span> 8 character”);</text:p>
            <text:p text:style-name="P21"/>
            <text:p text:style-name="P21">else if(password not contain number)</text:p>
            <text:p text:style-name="P21">then alert(“password must cont<text:span text:style-name="T12">a</text:span>in<text:span text:style-name="T13">s</text:span> number”);</text:p>
            <text:p text:style-name="P19"/>
            <text:p text:style-name="P19">else alert(“Accepted”);</text:p>
            <text:p text:style-name="P19"/>
          </table:table-cell>
          <table:table-cell table:style-name="Table3.D2" office:value-type="string">
            <text:p text:style-name="P23">pass</text:p>
          </table:table-cell>
        </table:table-row>
        <text:soft-page-break/>
        <table:table-row>
          <table:table-cell table:style-name="Table3.A2" office:value-type="string">
            <text:p text:style-name="P23">6.</text:p>
          </table:table-cell>
          <table:table-cell table:style-name="Table3.A2" office:value-type="string">
            <text:p text:style-name="P23">Test password must contain special character</text:p>
            <text:p text:style-name="P23"/>
            <text:p text:style-name="P23">validate.password(“kailas712”);</text:p>
          </table:table-cell>
          <table:table-cell table:style-name="Table3.A2" office:value-type="string">
            <text:p text:style-name="P20">if(password is null)</text:p>
            <text:p text:style-name="P20">then alert(“password must cont<text:span text:style-name="T12">a</text:span>in<text:span text:style-name="T13">s</text:span> value”);</text:p>
            <text:p text:style-name="P20"/>
            <text:p text:style-name="P22">else if(password length is small than 8)</text:p>
            <text:p text:style-name="P22">then alert(“password must cont<text:span text:style-name="T12">a</text:span>in<text:span text:style-name="T13">s</text:span> 8 character”);</text:p>
            <text:p text:style-name="P22"/>
            <text:p text:style-name="P22">else if(password not contain number)</text:p>
            <text:p text:style-name="P22">then alert(“password must cont<text:span text:style-name="T12">a</text:span>in<text:span text:style-name="T13">s</text:span> number”);</text:p>
            <text:p text:style-name="P20"/>
            <text:p text:style-name="P20">else alert(“Accepted”);</text:p>
          </table:table-cell>
          <table:table-cell table:style-name="Table3.D2" office:value-type="string">
            <text:p text:style-name="P23">fail</text:p>
          </table:table-cell>
        </table:table-row>
        <table:table-row>
          <table:table-cell table:style-name="Table3.A2" office:value-type="string">
            <text:p text:style-name="P23">7.</text:p>
          </table:table-cell>
          <table:table-cell table:style-name="Table3.A2" office:value-type="string">
            <text:p text:style-name="P23">Test password must contain special character</text:p>
            <text:p text:style-name="P23"/>
            <text:p text:style-name="P23">validate.password(“kailas712@”);</text:p>
          </table:table-cell>
          <table:table-cell table:style-name="Table3.A2" office:value-type="string">
            <text:p text:style-name="P20">if(password is null)</text:p>
            <text:p text:style-name="P20">then alert(“password must cont<text:span text:style-name="T11">a</text:span>in<text:span text:style-name="T13">s</text:span> value”);</text:p>
            <text:p text:style-name="P20"/>
            <text:p text:style-name="P22">else if(password length is small than 8)</text:p>
            <text:p text:style-name="P22">then alert(“password must cont<text:span text:style-name="T11">a</text:span>in<text:span text:style-name="T13">s</text:span> 8 character”);</text:p>
            <text:p text:style-name="P22"/>
            <text:p text:style-name="P22">else if(password not contain number)</text:p>
            <text:p text:style-name="P22">then alert(“password must cont<text:span text:style-name="T11">a</text:span>in<text:span text:style-name="T13">s</text:span> number”);</text:p>
            <text:p text:style-name="P22"/>
            <text:p text:style-name="P23">else if(password not contain special character)</text:p>
            <text:p text:style-name="P23">then alert(“password must contain<text:span text:style-name="T13">s</text:span> special character”);</text:p>
            <text:p text:style-name="P20"/>
            <text:p text:style-name="P20">else alert(“Accepted”);</text:p>
          </table:table-cell>
          <table:table-cell table:style-name="Table3.D2" office:value-type="string">
            <text:p text:style-name="P23">pass</text:p>
          </table:table-cell>
        </table:table-row>
      </table:table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cm 0.004cm 0.002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7:49:00.469164309</dc:date>
    <meta:editing-duration>PT46M14S</meta:editing-duration>
    <meta:editing-cycles>4</meta:editing-cycles>
    <meta:generator>LibreOffice/5.1.6.2$Linux_X86_64 LibreOffice_project/10m0$Build-2</meta:generator>
    <meta:document-statistic meta:table-count="3" meta:image-count="0" meta:object-count="0" meta:page-count="5" meta:paragraph-count="247" meta:word-count="878" meta:character-count="6383" meta:non-whitespace-character-count="5743"/>
  </office:meta>
</office:document-meta>
</file>